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216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cell-protect="hidden-and-protected" style:print-content="true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visibility="collapse" table:number-columns-repeated="1018" table:default-cell-style-name="ce5"/>
        <table:table-row table:style-name="ro1" table:visibility="collapse">
          <table:table-cell table:style-name="ce1"/>
          <table:table-cell table:style-name="ce5" table:number-columns-repeated="2"/>
          <table:table-cell table:style-name="ce9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Pin type</text:p>
          </table:table-cell>
          <table:table-cell table:style-name="ce10" office:value-type="string" calcext:value-type="string">
            <text:p>Alternate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0" office:value-type="string" calcext:value-type="string">
            <text:p>Additional functions</text:p>
          </table:table-cell>
          <table:table-cell table:style-name="ce1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GPIO 02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DA </text:p>
          </table:table-cell>
          <table:table-cell table:style-name="ce7" office:value-type="string" calcext:value-type="string">
            <text:p>JP1/5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GPIO 03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CL </text:p>
          </table:table-cell>
          <table:table-cell table:style-name="ce7" office:value-type="string" calcext:value-type="string">
            <text:p>JP1/6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GPIO 04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GPIO 14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TX</text:p>
          </table:table-cell>
          <table:table-cell table:style-name="ce7" office:value-type="string" calcext:value-type="string">
            <text:p>JP1/7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GPIO 15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RX</text:p>
          </table:table-cell>
          <table:table-cell table:style-name="ce7" office:value-type="string" calcext:value-type="string">
            <text:p>JP1/8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GPIO 1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GPIO 18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PIO 2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PIO 22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GPIO 23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GPIO 24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GPIO 10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OSI</text:p>
          </table:table-cell>
          <table:table-cell table:style-name="ce7" office:value-type="string" calcext:value-type="string">
            <text:p>JP1/1</text:p>
          </table:table-cell>
          <table:table-cell table:style-name="ce7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GPIO 09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ISO</text:p>
          </table:table-cell>
          <table:table-cell table:style-name="ce7" office:value-type="string" calcext:value-type="string">
            <text:p>JP1/2</text:p>
          </table:table-cell>
          <table:table-cell table:style-name="ce7" office:value-type="string" calcext:value-type="string">
            <text:p>ADC_MIS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GPIO 25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GPIO 11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LK</text:p>
          </table:table-cell>
          <table:table-cell table:style-name="ce7" office:value-type="string" calcext:value-type="string">
            <text:p>JP1/3</text:p>
          </table:table-cell>
          <table:table-cell table:style-name="ce7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GPIO 08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S</text:p>
          </table:table-cell>
          <table:table-cell table:style-name="ce7" office:value-type="string" calcext:value-type="string">
            <text:p>JP1/4</text:p>
          </table:table-cell>
          <table:table-cell table:style-name="ce7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GPIO 0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GPIO 05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GPIO 0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GPIO 12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GPIO 13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STBY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GPIO 19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2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GPIO 1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GPIO 2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GPIO 20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GPIO 21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05-14T12:04:21.960501066</dc:date>
    <meta:editing-duration>PT22H44M38S</meta:editing-duration>
    <meta:editing-cycles>8</meta:editing-cycles>
    <meta:generator>LibreOffice/5.1.6.2$Linux_X86_64 LibreOffice_project/07ac168c60a517dba0f0d7bc7540f5afa45f0909</meta:generator>
    <meta:document-statistic meta:table-count="1" meta:cell-count="127" meta:object-count="0"/>
  </office:meta>
</office:document-meta>
</file>